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70836575248336943" text:style-name="L1">
        <text:list-item>
          <text:p text:style-name="P1">Searching</text:p>
          <text:list>
            <text:list-item>
              <text:p text:style-name="P1">Way to creatively synthesize pieces of knowledge</text:p>
              <text:list>
                <text:list-item>
                  <text:p text:style-name="P1">Symbol structures represent current information</text:p>
                </text:list-item>
                <text:list-item>
                  <text:p text:style-name="P1">Applying a piece of knowledge extends information</text:p>
                </text:list-item>
                <text:list-item>
                  <text:p text:style-name="P1">Can test whether current information solves your problem</text:p>
                </text:list-item>
                <text:list-item>
                  <text:p text:style-name="P1">Systematically explore all the alternatives</text:p>
                </text:list-item>
              </text:list>
            </text:list-item>
            <text:list-item>
              <text:p text:style-name="P1">Ingredients of search problems</text:p>
              <text:list>
                <text:list-item>
                  <text:p text:style-name="P1">Initial state</text:p>
                </text:list-item>
                <text:list-item>
                  <text:p text:style-name="P1">Possible actions in each state</text:p>
                </text:list-item>
                <text:list-item>
                  <text:p text:style-name="P1">Transition model</text:p>
                  <text:list>
                    <text:list-item>
                      <text:p text:style-name="P1">Take state and action, give new state</text:p>
                    </text:list-item>
                  </text:list>
                </text:list-item>
                <text:list-item>
                  <text:p text:style-name="P1">Goal test</text:p>
                  <text:list>
                    <text:list-item>
                      <text:p text:style-name="P1">Describes whether state is what you want</text:p>
                    </text:list-item>
                  </text:list>
                </text:list-item>
                <text:list-item>
                  <text:p text:style-name="P1">Path cost</text:p>
                  <text:list>
                    <text:list-item>
                      <text:p text:style-name="P1">Says how easy or hard an action sequence is</text:p>
                    </text:list-item>
                  </text:list>
                </text:list-item>
              </text:list>
            </text:list-item>
            <text:list-item>
              <text:p text:style-name="P1">General Case</text:p>
              <text:list>
                <text:list-item>
                  <text:p text:style-name="P1">State space is a tree</text:p>
                  <text:list>
                    <text:list-item>
                      <text:p text:style-name="P1">Each node has a set of children obtained by considering other actions</text:p>
                    </text:list-item>
                    <text:list-item>
                      <text:p text:style-name="P1">Each action sequence represented as a new state</text:p>
                    </text:list-item>
                  </text:list>
                </text:list-item>
                <text:list-item>
                  <text:p text:style-name="P1">Example: generating English utterances</text:p>
                  <text:list>
                    <text:list-item>
                      <text:p text:style-name="P1">initial state: empty string</text:p>
                    </text:list-item>
                    <text:list-item>
                      <text:p text:style-name="P1">action: add a word</text:p>
                    </text:list-item>
                    <text:list-item>
                      <text:p text:style-name="P1">goal: get your idea across clearly and correctly</text:p>
                    </text:list-item>
                  </text:list>
                </text:list-item>
              </text:list>
            </text:list-item>
            <text:list-item>
              <text:p text:style-name="P1">Collaborative Reference </text:p>
              <text:list>
                <text:list-item>
                  <text:p text:style-name="P1">Picking out objects in the world for your interlocutor</text:p>
                </text:list-item>
                <text:list-item>
                  <text:p text:style-name="P1">Both interlocutors follow up to make sure they understand</text:p>
                </text:list-item>
              </text:list>
            </text:list-item>
            <text:list-item>
              <text:p text:style-name="P1">Representation</text:p>
              <text:list>
                <text:list-item>
                  <text:p text:style-name="P1">Description represented as syntactic tree</text:p>
                  <text:list>
                    <text:list-item>
                      <text:p text:style-name="P1">Shows dependency relationships (complements, modifiers)</text:p>
                    </text:list-item>
                    <text:list-item>
                      <text:p text:style-name="P1">Shows gaps and places to modify</text:p>
                    </text:list-item>
                    <text:list-item>
                      <text:p text:style-name="P1">Features and values handle agreement</text:p>
                    </text:list-item>
                  </text:list>
                </text:list-item>
                <text:list-item>
                  <text:p text:style-name="P1">State keeps track of progress towards overall goal</text:p>
                  <text:list>
                    <text:list-item>
                      <text:p text:style-name="P1">What syntactic information needs to be filled in?</text:p>
                    </text:list-item>
                    <text:list-item>
                      <text:p text:style-name="P1">What does the description mean in context?</text:p>
                    </text:list-item>
                  </text:list>
                </text:list-item>
                <text:list-item>
                  <text:p text:style-name="P1">Words are associated with tree fragments that merge in</text:p>
                  <text:list>
                    <text:list-item>
                      <text:p text:style-name="P1">Tree adjoining grammar: TAG</text:p>
                    </text:list-item>
                    <text:list-item>
                      <text:p text:style-name="P1">Items paired with meanings</text:p>
                    </text:list-item>
                  </text:list>
                </text:list-item>
              </text:list>
            </text:list-item>
            <text:list-item>
              <text:p text:style-name="P1">Why does it work?</text:p>
              <text:list>
                <text:list-item>
                  <text:p text:style-name="P1">Can make local decisions</text:p>
                  <text:list>
                    <text:list-item>
                      <text:p text:style-name="P1">No dead ends – you can always say more</text:p>
                    </text:list-item>
                    <text:list-item>
                      <text:p text:style-name="P1">Partial meaning is a good guide to progress</text:p>
                    </text:list-item>
                  </text:list>
                </text:list-item>
                <text:list-item>
                  <text:p text:style-name="P1">Explore only tiny part of search space</text:p>
                  <text:list>
                    <text:list-item>
                      <text:p text:style-name="P1">Look at all actions in each state</text:p>
                    </text:list-item>
                    <text:list-item>
                      <text:p text:style-name="P1">Pick the best and never look back</text:p>
                    </text:list-item>
                    <text:list-item>
                      <text:p text:style-name="P1">O(kd)</text:p>
                    </text:list-item>
                  </text:list>
                </text:list-item>
                <text:list-item>
                  <text:p text:style-name="P1"><text:soft-page-break/>Program factored into knowledge and goals</text:p>
                </text:list-item>
                <text:list-item>
                  <text:p text:style-name="P1">Knowledge</text:p>
                  <text:list>
                    <text:list-item>
                      <text:p text:style-name="P1">Grammatical Structures</text:p>
                    </text:list-item>
                    <text:list-item>
                      <text:p text:style-name="P1">Words and their meanings</text:p>
                    </text:list-item>
                    <text:list-item>
                      <text:p text:style-name="P1">Shared context</text:p>
                    </text:list-item>
                  </text:list>
                </text:list-item>
                <text:list-item>
                  <text:p text:style-name="P1">Goals</text:p>
                  <text:list>
                    <text:list-item>
                      <text:p text:style-name="P1">Complete sentence</text:p>
                    </text:list-item>
                    <text:list-item>
                      <text:p text:style-name="P1">Right meaning</text:p>
                    </text:list-item>
                    <text:list-item>
                      <text:p text:style-name="P1">Unambiguous</text:p>
                    </text:list-item>
                    <text:list-item>
                      <text:p text:style-name="P1">Natural</text:p>
                    </text:list-item>
                  </text:list>
                </text:list-item>
              </text:list>
            </text:list-item>
            <text:list-item>
              <text:p text:style-name="P1">Why it helps</text:p>
              <text:list>
                <text:list-item>
                  <text:p text:style-name="P1">Get flexible, general decision making without rules</text:p>
                </text:list-item>
                <text:list-item>
                  <text:p text:style-name="P1">Can learn knowledge from other data structures</text:p>
                </text:list-item>
                <text:list-item>
                  <text:p text:style-name="P1">Can adapt goals to new objectives</text:p>
                </text:list-item>
                <text:list-item>
                  <text:p text:style-name="P1">Same code work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3:32:08.05</meta:creation-date>
    <meta:document-statistic meta:table-count="0" meta:image-count="0" meta:object-count="0" meta:page-count="2" meta:paragraph-count="60" meta:word-count="357" meta:character-count="1930"/>
    <dc:date>2015-10-19T13:45:56.14</dc:date>
    <meta:editing-duration>PT13M48S</meta:editing-duration>
    <meta:editing-cycles>1</meta:editing-cycles>
    <meta:generator>OpenOffice.org/3.4.1$Win32 OpenOffice.org_project/341m1$Build-9593</meta:generator>
  </office:meta>
</office:document-meta>
</file>